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2.A9" style:family="table-cell">
      <style:table-cell-properties fo:padding-left="0.049cm" fo:padding-right="0.049cm" fo:padding-top="0.55cm" fo:padding-bottom="0.55cm" fo:border="none" style:writing-mode="page"/>
    </style:style>
    <style:style style:name="Tableau2.B9"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A8" style:family="table-cell">
      <style:table-cell-properties fo:padding-left="0.049cm" fo:padding-right="0.049cm" fo:padding-top="0.55cm" fo:padding-bottom="0.55cm" fo:border="none" style:writing-mode="page"/>
    </style:style>
    <style:style style:name="Tableau3.B8" style:family="table-cell">
      <style:table-cell-properties fo:padding-left="0.049cm" fo:padding-right="0.049cm" fo:padding-top="0.55cm" fo:padding-bottom="0.55cm" fo:border-left="1.05pt solid #355269" fo:border-right="none" fo:border-top="none" fo:border-bottom="none" style:writing-mode="page"/>
    </style:style>
    <style:style style:name="Tableau3.9" style:family="table-row">
      <style:table-row-properties fo:background-color="transparent" fo:keep-together="auto">
        <style:background-image/>
      </style:table-row-properties>
    </style:style>
    <style:style style:name="Tableau3.A9"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9"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5"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P6"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7"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8"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9" style:family="paragraph" style:parent-style-name="Text_20_body">
      <style:paragraph-properties fo:margin-top="0.199cm" fo:margin-bottom="0.499cm" style:contextual-spacing="false" fo:padding="0cm" fo:border="none" style:join-border="false"/>
      <style:text-properties officeooo:paragraph-rsid="0006101b"/>
    </style:style>
    <style:style style:name="P10"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2" style:family="paragraph" style:parent-style-name="Table_20_Contents">
      <style:paragraph-properties fo:margin-left="0.499cm" fo:margin-right="0cm" fo:text-indent="0cm" style:auto-text-indent="false"/>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4"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5"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26"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27"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80%"/>
    </style:style>
    <style:style style:name="P28"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weight-asian="normal" style:font-size-complex="11pt" style:text-scale="80%"/>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3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3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7"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2"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43" style:family="paragraph" style:parent-style-name="lien">
      <style:text-properties fo:color="#355269" loext:opacity="100%" style:text-underline-style="solid" style:text-underline-width="auto" style:text-underline-color="#355269"/>
    </style:style>
    <style:style style:name="P44" style:family="paragraph" style:parent-style-name="Table_20_Contents" style:list-style-name="L1">
      <style:text-properties fo:color="#355269" loext:opacity="100%" style:font-name="Arial" fo:font-size="11pt" officeooo:paragraph-rsid="0032a259" style:font-size-asian="9.60000038146973pt" style:font-size-complex="11pt"/>
    </style:style>
    <style:style style:name="P45" style:family="paragraph" style:parent-style-name="Table_20_Contents" style:list-style-name="L1">
      <style:text-properties fo:color="#355269" loext:opacity="100%" style:font-name="Arial" fo:font-size="11pt" officeooo:paragraph-rsid="003f18bd" style:font-size-asian="9.60000038146973pt" style:font-size-complex="11pt"/>
    </style:style>
    <style:style style:name="P46" style:family="paragraph" style:parent-style-name="Table_20_Contents" style:list-style-name="L1">
      <style:text-properties fo:color="#355269" loext:opacity="100%" style:font-name="Arial" fo:font-size="11pt" officeooo:rsid="0048c894" officeooo:paragraph-rsid="0048c894" style:font-size-asian="9.60000038146973pt" style:font-size-complex="11pt"/>
    </style:style>
    <style:style style:name="P47" style:family="paragraph" style:parent-style-name="Table_20_Contents" style:list-style-name="L2">
      <style:text-properties fo:color="#355269" loext:opacity="100%" style:font-name="Arial" fo:font-size="11pt" officeooo:paragraph-rsid="00335051" style:font-size-asian="9.60000038146973pt" style:font-size-complex="11pt"/>
    </style:style>
    <style:style style:name="P48" style:family="paragraph" style:parent-style-name="Table_20_Contents" style:list-style-name="L2">
      <style:text-properties fo:color="#355269" loext:opacity="100%" style:font-name="Arial" fo:font-size="11pt" officeooo:paragraph-rsid="0062b9ee" style:font-size-asian="9.60000038146973pt" style:font-size-complex="11pt"/>
    </style:style>
    <style:style style:name="P49" style:family="paragraph" style:parent-style-name="Table_20_Contents" style:list-style-name="L5">
      <style:text-properties fo:color="#355269" loext:opacity="100%" style:font-name="Arial" fo:font-size="11pt" officeooo:paragraph-rsid="003f18bd" style:font-size-asian="9.60000038146973pt" style:font-size-complex="11pt"/>
    </style:style>
    <style:style style:name="P50" style:family="paragraph" style:parent-style-name="Table_20_Contents" style:list-style-name="L5">
      <style:text-properties fo:color="#355269" loext:opacity="100%" style:font-name="Arial" fo:font-size="11pt" officeooo:paragraph-rsid="0040e137" style:font-size-asian="9.60000038146973pt" style:font-size-complex="11pt"/>
    </style:style>
    <style:style style:name="P51"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2" style:family="paragraph" style:parent-style-name="Table_20_Contents" style:list-style-name="L3">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4" style:family="paragraph" style:parent-style-name="Table_20_Contents" style:list-style-name="L6">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5"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6" style:family="paragraph" style:parent-style-name="Table_20_Contents"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7" style:family="paragraph" style:parent-style-name="Text_20_body" style:list-style-name="L1">
      <style:text-properties fo:color="#355269" loext:opacity="100%" style:font-name="Arial" fo:font-size="11pt" officeooo:paragraph-rsid="003f18bd" style:font-size-asian="9.60000038146973pt" style:font-size-complex="11pt"/>
    </style:style>
    <style:style style:name="P58" style:family="paragraph" style:parent-style-name="Text_20_body" style:list-style-name="L4">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9" style:family="paragraph" style:parent-style-name="puce_5f_perso" style:list-style-name="L1"/>
    <style:style style:name="P60" style:family="paragraph" style:parent-style-name="puce_5f_perso" style:list-style-name="L4"/>
    <style:style style:name="T1" style:family="text">
      <style:text-properties fo:color="#355269" loext:opacity="100%"/>
    </style:style>
    <style:style style:name="T2" style:family="text">
      <style:text-properties fo:color="#355269" loext:opacity="100%" style:font-name="Arial" fo:font-size="11pt" style:text-underline-style="solid" style:text-underline-width="auto" style:text-underline-color="#355269" style:font-size-asian="9.60000038146973pt" style:font-size-complex="11pt"/>
    </style:style>
    <style:style style:name="T3" style:family="text">
      <style:text-properties fo:color="#355269" loext:opacity="100%" style:font-name="Arial" fo:font-size="11pt" style:font-size-asian="9.60000038146973pt" style:font-size-complex="11pt"/>
    </style:style>
    <style:style style:name="T4" style:family="text">
      <style:text-properties fo:color="#355269" loext:opacity="100%" style:font-name="Arial" fo:font-size="11pt" officeooo:rsid="004e16ef" style:font-size-asian="9.60000038146973pt" style:font-size-complex="11pt"/>
    </style:style>
    <style:style style:name="T5" style:family="text">
      <style:text-properties fo:color="#355269" loext:opacity="100%" style:font-name="Arial" fo:font-size="11pt" officeooo:rsid="0056f4fb" style:font-size-asian="9.60000038146973pt" style:font-size-complex="11pt"/>
    </style:style>
    <style:style style:name="T6" style:family="text">
      <style:text-properties fo:color="#355269" loext:opacity="100%" style:font-name="Arial" fo:font-size="11pt" officeooo:rsid="0048c894" style:font-size-asian="9.60000038146973pt" style:font-size-complex="11pt"/>
    </style:style>
    <style:style style:name="T7" style:family="text">
      <style:text-properties fo:color="#355269" loext:opacity="100%" style:font-name="Arial" fo:font-size="11pt" officeooo:rsid="006696a3" style:font-size-asian="9.60000038146973pt" style:font-size-complex="11pt"/>
    </style:style>
    <style:style style:name="T8" style:family="text">
      <style:text-properties fo:color="#355269" loext:opacity="100%" style:font-name="Arial" fo:font-size="11pt" fo:font-weight="normal" style:font-size-asian="9.60000038146973pt" style:font-weight-asian="normal" style:font-size-complex="11pt" style:font-weight-complex="normal"/>
    </style:style>
    <style:style style:name="T9"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10" style:family="text">
      <style:text-properties fo:color="#355269" loext:opacity="100%" style:text-underline-style="solid" style:text-underline-width="auto" style:text-underline-color="#355269"/>
    </style:style>
    <style:style style:name="T11"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12" style:family="text">
      <style:text-properties fo:color="#355269" loext:opacity="100%" style:text-outline="false" style:text-line-through-style="none" style:text-line-through-type="none" fo:language="zxx" fo:country="none" fo:font-style="normal" fo:text-shadow="none" style:text-underline-style="solid" style:text-underline-width="auto" style:text-underline-color="#355269" fo:font-weight="normal" officeooo:rsid="00713871" style:language-asian="zxx" style:country-asian="none" style:font-style-asian="normal" style:font-weight-asian="normal" style:language-complex="zxx" style:country-complex="none" style:font-style-complex="normal" style:font-weight-complex="normal"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bold" officeooo:rsid="0040e137" style:font-weight-asian="bold" style:font-weight-complex="bold"/>
    </style:style>
    <style:style style:name="T15" style:family="text">
      <style:text-properties fo:font-weight="bold" officeooo:rsid="005b57ed" style:font-weight-asian="bold" style:font-weight-complex="bold"/>
    </style:style>
    <style:style style:name="T16" style:family="text">
      <style:text-properties fo:font-weight="bold" officeooo:rsid="005bafbe" style:font-weight-asian="bold" style:font-weight-complex="bold"/>
    </style:style>
    <style:style style:name="T17" style:family="text">
      <style:text-properties fo:font-weight="bold" officeooo:rsid="005c6b2d" style:font-weight-asian="bold" style:font-weight-complex="bold"/>
    </style:style>
    <style:style style:name="T18" style:family="text">
      <style:text-properties fo:font-weight="bold" officeooo:rsid="0065b9e2" style:font-weight-asian="bold" style:font-weight-complex="bold"/>
    </style:style>
    <style:style style:name="T19" style:family="text">
      <style:text-properties fo:font-weight="bold" officeooo:rsid="007371ac" style:font-weight-asian="bold" style:font-weight-complex="bold"/>
    </style:style>
    <style:style style:name="T20" style:family="text">
      <style:text-properties fo:letter-spacing="-0.014cm" style:font-weight-complex="600"/>
    </style:style>
    <style:style style:name="T21" style:family="text">
      <style:text-properties fo:letter-spacing="-0.014cm" officeooo:rsid="00335051" style:font-weight-complex="600"/>
    </style:style>
    <style:style style:name="T22" style:family="text">
      <style:text-properties fo:letter-spacing="-0.014cm" officeooo:rsid="0040e137" style:font-weight-complex="600"/>
    </style:style>
    <style:style style:name="T23" style:family="text">
      <style:text-properties officeooo:rsid="00335051"/>
    </style:style>
    <style:style style:name="T24" style:family="text">
      <style:text-properties officeooo:rsid="0039bbb3"/>
    </style:style>
    <style:style style:name="T25" style:family="text">
      <style:text-properties officeooo:rsid="003d3993"/>
    </style:style>
    <style:style style:name="T26" style:family="text">
      <style:text-properties officeooo:rsid="003f18bd"/>
    </style:style>
    <style:style style:name="T27" style:family="text">
      <style:text-properties officeooo:rsid="0040e137"/>
    </style:style>
    <style:style style:name="T28" style:family="text">
      <style:text-properties officeooo:rsid="00473838"/>
    </style:style>
    <style:style style:name="T29" style:family="text">
      <style:text-properties officeooo:rsid="0048c894"/>
    </style:style>
    <style:style style:name="T30" style:family="text">
      <style:text-properties officeooo:rsid="004ea2dc"/>
    </style:style>
    <style:style style:name="T31"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32"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33" style:family="text">
      <style:text-properties fo:font-variant="normal" fo:text-transform="none" fo:color="#355269" loext:opacity="100%" style:font-name="Arial" fo:font-size="11pt" fo:font-weight="bold" officeooo:rsid="0078567d" style:font-size-asian="9.60000038146973pt" style:font-weight-asian="bold" style:font-size-complex="11pt" style:font-weight-complex="bold"/>
    </style:style>
    <style:style style:name="T34" style:family="text">
      <style:text-properties fo:font-variant="normal" fo:text-transform="none" fo:color="#355269" loext:opacity="100%" style:font-name="Arial" fo:font-size="11pt" officeooo:rsid="0006101b" style:font-size-asian="9.60000038146973pt" style:font-size-complex="11pt"/>
    </style:style>
    <style:style style:name="T35" style:family="text">
      <style:text-properties officeooo:rsid="0056308c"/>
    </style:style>
    <style:style style:name="T36" style:family="text">
      <style:text-properties officeooo:rsid="005719ab"/>
    </style:style>
    <style:style style:name="T37" style:family="text">
      <style:text-properties officeooo:rsid="00597a69"/>
    </style:style>
    <style:style style:name="T38" style:family="text">
      <style:text-properties officeooo:rsid="005c6b2d"/>
    </style:style>
    <style:style style:name="T39" style:family="text">
      <style:text-properties officeooo:rsid="0060c771"/>
    </style:style>
    <style:style style:name="T40" style:family="text">
      <style:text-properties officeooo:rsid="0063d634"/>
    </style:style>
    <style:style style:name="T41" style:family="text">
      <style:text-properties officeooo:rsid="006696a3"/>
    </style:style>
    <style:style style:name="T42" style:family="text">
      <style:text-properties officeooo:rsid="00686326"/>
    </style:style>
    <style:style style:name="T43" style:family="text">
      <style:text-properties officeooo:rsid="006adab1"/>
    </style:style>
    <style:style style:name="T44" style:family="text">
      <style:text-properties officeooo:rsid="006e08c4"/>
    </style:style>
    <style:style style:name="T45" style:family="text">
      <style:text-properties officeooo:rsid="0072c587"/>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443859728048">
          <table:table-cell table:style-name="Tableau1.A1" office:value-type="string">
            <text:p text:style-name="P41">RENAUD BOURDEAU</text:p>
            <text:p text:style-name="P6">Expert développement web – Spécialisé en</text:p>
            <text:p text:style-name="P6">JavaScript/Typescript, Python</text:p>
          </table:table-cell>
          <table:table-cell table:style-name="Tableau1.B1" office:value-type="string">
            <text:p text:style-name="P4"><text:a xlink:type="simple" xlink:href="mailto:renaudbourdeau@gmail.com" text:style-name="Internet_20_link" text:visited-style-name="Visited_20_Internet_20_Link"><text:span text:style-name="T11">renaudbourdeau@gmail.com</text:span></text:a></text:p>
            <text:p text:style-name="P3">+33 603 617 839</text:p>
            <text:p text:style-name="P4"><text:a xlink:type="simple" xlink:href="http://rb-webstudio.go.yj.fr/" text:style-name="Internet_20_link" text:visited-style-name="Visited_20_Internet_20_Link"><text:span text:style-name="T10">http://rb-webstudio.go.yj.fr</text:span></text:a></text:p>
            <text:p text:style-name="P43">https://github.com/niux3</text:p>
          </table:table-cell>
        </table:table-row>
      </table:table>
      <text:p text:style-name="P42">Résumé professionnel</text:p>
      <text:p text:style-name="P9"><text:span text:style-name="Strong_20_Emphasis"><text:span text:style-name="T34">Tech lead développeur</text:span></text:span><text:span text:style-name="Strong_20_Emphasis"><text:span text:style-name="T31"> avec plus de </text:span></text:span><text:span text:style-name="Strong_20_Emphasis"><text:span text:style-name="T32">1</text:span></text:span><text:span text:style-name="Strong_20_Emphasis"><text:span text:style-name="T33">5</text:span></text:span><text:span text:style-name="Strong_20_Emphasis"><text:span text:style-name="T32"> ans </text:span></text:span><text:span text:style-name="Strong_20_Emphasis"><text:span text:style-name="T31">d’expérience, spécialisé en développement front-end et back-end, notamment en Python et JavaScript. En apprentissage perpétuel, je suis passionné par la sécurité (OWASP), la performance web, l’accessibilité, le SEO et l’innovation. Je conçois des solutions durables, performantes et maintenables. Reconnu pour mon esprit collaboratif et mes qualités humaines, je cherche à améliorer continuellement les pratiques tout en garantissant un haut niveau de qualité.</text:span></text:span></text:p>
      <text:p text:style-name="P38">Compétences clefs</text:p>
      <table:table table:name="Tableau2" table:style-name="Tableau2">
        <table:table-column table:style-name="Tableau2.A"/>
        <table:table-column table:style-name="Tableau2.B"/>
        <table:table-row table:style-name="Tableau2.1">
          <table:table-cell table:style-name="Tableau2.A1" office:value-type="string">
            <text:p text:style-name="P10">Langages</text:p>
          </table:table-cell>
          <table:table-cell table:style-name="Tableau2.B1" office:value-type="string">
            <text:p text:style-name="P27">Python, SQL, JavaScript/TypeScript, HTML, CSS, UML, <text:span text:style-name="T44">PHP (ancien développeur)</text:span></text:p>
          </table:table-cell>
        </table:table-row>
        <table:table-row table:style-name="TableLine94443859812304">
          <table:table-cell table:style-name="Tableau2.A2" office:value-type="string">
            <text:p text:style-name="P11">Backend - Data -<text:span text:style-name="T36"> frontend</text:span></text:p>
          </table:table-cell>
          <table:table-cell table:style-name="Tableau2.B2" office:value-type="string">
            <text:p text:style-name="P25">Django, Flask (Flask-REST, Flask-SQLAlchemy, <text:span text:style-name="T43">etc.</text:span>), FastAPI, SQLAlchemy, Pandas, NumPy<text:span text:style-name="T36">, </text:span><text:span text:style-name="T44">Matplotlib, </text:span><text:span text:style-name="T36">NodeJS</text:span>, <text:span text:style-name="T36">Svelte/</text:span><text:span text:style-name="T41">Sveltekit</text:span><text:span text:style-name="T36">, VueJS, React, Express</text:span></text:p>
          </table:table-cell>
        </table:table-row>
        <table:table-row table:style-name="TableLine94443859813408">
          <table:table-cell table:style-name="Tableau2.A3" office:value-type="string">
            <text:p text:style-name="P11">Bases de données</text:p>
          </table:table-cell>
          <table:table-cell table:style-name="Tableau2.B3" office:value-type="string">
            <text:p text:style-name="P24">PostgreSQL, MySQL, <text:span text:style-name="T44">SQLite, </text:span>MongoDB</text:p>
          </table:table-cell>
        </table:table-row>
        <table:table-row table:style-name="TableLine94443859814528">
          <table:table-cell table:style-name="Tableau2.A4" office:value-type="string">
            <text:p text:style-name="P11"><text:span text:style-name="Strong_20_Emphasis"><text:span text:style-name="T19">Outils</text:span></text:span><text:span text:style-name="Strong_20_Emphasis"> de développement</text:span></text:p>
          </table:table-cell>
          <table:table-cell table:style-name="Tableau2.B4" office:value-type="string">
            <text:p text:style-name="P23">V<text:span text:style-name="T45">im</text:span> <text:span text:style-name="T44">&amp; Tmux</text:span>, PyCharm, Jupyter Notebook</text:p>
          </table:table-cell>
        </table:table-row>
        <table:table-row table:style-name="TableLine94443859816032">
          <table:table-cell table:style-name="Tableau2.A5" office:value-type="string">
            <text:p text:style-name="P11">Tests &amp; Qualité</text:p>
          </table:table-cell>
          <table:table-cell table:style-name="Tableau2.B5" office:value-type="string">
            <text:p text:style-name="P26">Pytest, TOX, Flake8, Pylint, Jest, <text:span text:style-name="T40">ViteJS, </text:span><text:span text:style-name="T44">Webperf (TTF, CLS, LCP, INP)</text:span></text:p>
          </table:table-cell>
        </table:table-row>
        <table:table-row table:style-name="TableLine94443859817552">
          <table:table-cell table:style-name="Tableau2.A6" office:value-type="string">
            <text:p text:style-name="P11">DevOps &amp; Environnements</text:p>
          </table:table-cell>
          <table:table-cell table:style-name="Tableau2.B6" office:value-type="string">
            <text:p text:style-name="P23">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22"><text:span text:style-name="T3">POO, Design Patterns </text:span><text:span text:style-name="T5">(Observer, Factory, etc.)</text:span><text:span text:style-name="T3">, DRY, YAGNI, KISS, OWASP, </text:span><text:span text:style-name="T7">PWA, SEO, Accessibilité</text:span><text:span text:style-name="T3">. </text:span><text:span text:style-name="T9">F</text:span><text:span text:style-name="Strong_20_Emphasis"><text:span text:style-name="T8">ormes normales</text:span></text:span><text:span text:style-name="T8"> </text:span><text:span text:style-name="T3">pour garantir l'intégrité et l'optimisation des données.</text:span></text:p>
          </table:table-cell>
        </table:table-row>
        <table:table-row table:style-name="Tableau2.8">
          <table:table-cell table:style-name="Tableau2.A8" office:value-type="string">
            <text:p text:style-name="P12">Méthodologies</text:p>
          </table:table-cell>
          <table:table-cell table:style-name="Tableau2.B8" office:value-type="string">
            <text:p text:style-name="P23">Scrum, Safe, XP, Cycle en V, <text:span text:style-name="T42">Merise</text:span></text:p>
          </table:table-cell>
        </table:table-row>
        <table:table-row table:style-name="TableLine94443859822064">
          <table:table-cell table:style-name="Tableau2.A9" office:value-type="string">
            <text:p text:style-name="P12">Récompenses</text:p>
          </table:table-cell>
          <table:table-cell table:style-name="Tableau2.B9" office:value-type="string">
            <text:p text:style-name="P28">5 Top Com d’Or (Peugeot, Peugeot 4008, Leroy Merlin, Areva, Renault Clio RS)</text:p>
          </table:table-cell>
        </table:table-row>
      </table:table>
      <text:p text:style-name="P40"><text:soft-page-break/>Projets personnels</text:p>
      <table:table table:name="Tableau5" table:style-name="Tableau5">
        <table:table-column table:style-name="Tableau5.A"/>
        <table:table-column table:style-name="Tableau5.B"/>
        <table:table-row table:style-name="TableLine94443859791968">
          <table:table-cell table:style-name="Tableau5.A1" office:value-type="string">
            <text:p text:style-name="P21">2017 - <text:span text:style-name="T30">aujourd’hui</text:span></text:p>
          </table:table-cell>
          <table:table-cell table:style-name="Tableau5.B1" office:value-type="string">
            <text:p text:style-name="P36">ValidatorJS</text:p>
            <text:list xml:id="list1802359885" text:style-name="L1">
              <text:list-item>
                <text:p text:style-name="P59"><text:span text:style-name="T4">Ce projet met en valeur mes compétences en </text:span><text:span text:style-name="Strong_20_Emphasis"><text:span text:style-name="T4">gestion de données</text:span></text:span><text:span text:style-name="T4">, </text:span><text:span text:style-name="Strong_20_Emphasis"><text:span text:style-name="T4">intégrité des données.</text:span></text:span><text:span text:style-name="T4"> </text:span><text:a xlink:type="simple" xlink:href="https://github.com/niux3/validator" text:style-name="Internet_20_link" text:visited-style-name="Visited_20_Internet_20_Link"><text:span text:style-name="lien_5f_caractère"><text:span text:style-name="T12">https://github.com/niux3/validator</text:span></text:span></text:a></text:p>
              </text:list-item>
            </text:list>
          </table:table-cell>
        </table:table-row>
        <table:table-row table:style-name="TableLine94443859856656">
          <table:table-cell table:style-name="Tableau5.A1" office:value-type="string">
            <text:p text:style-name="P20">2019 - <text:span text:style-name="T30">aujourd’hui</text:span></text:p>
          </table:table-cell>
          <table:table-cell table:style-name="Tableau5.B1" office:value-type="string">
            <text:p text:style-name="P36">Forum - Réseau <text:span text:style-name="T30">S</text:span>ocial</text:p>
            <text:list xml:id="list172021495377308" text:continue-numbering="true" text:style-name="L1">
              <text:list-item>
                <text:p text:style-name="P59"><text:span text:style-name="lien_5f_caractère">Développement d'une application de forum </text:span><text:span text:style-name="lien_5f_caractère"><text:span text:style-name="T35">de discussion </text:span></text:span><text:span text:style-name="lien_5f_caractère">en Python/Django avec gestion des utilisateurs et des données. </text:span><text:a xlink:type="simple" xlink:href="https://github.com/niux3/forum" text:style-name="Internet_20_link" text:visited-style-name="Visited_20_Internet_20_Link"><text:span text:style-name="lien_5f_caractère"><text:span text:style-name="T1">https://github.com/niux3/forum</text:span></text:span></text:a></text:p>
              </text:list-item>
            </text:list>
          </table:table-cell>
        </table:table-row>
      </table:table>
      <text:p text:style-name="P39">Expérience professionnelle</text:p>
      <table:table table:name="Tableau3" table:style-name="Tableau3">
        <table:table-column table:style-name="Tableau3.A"/>
        <table:table-column table:style-name="Tableau3.B"/>
        <table:table-row table:style-name="TableLine94443859825792">
          <table:table-cell table:style-name="Tableau3.A1" office:value-type="string">
            <text:p text:style-name="P13">Formateur professionnel<text:line-break/>2024/<text:span text:style-name="T29">2025</text:span></text:p>
          </table:table-cell>
          <table:table-cell table:style-name="Tableau3.B1" office:value-type="string">
            <text:p text:style-name="P29"><text:span text:style-name="T13">IB Cegos / Eluv.fr</text:span> - Paris, Île-de-France - <text:span text:style-name="T28">freelance</text:span></text:p>
            <text:list xml:id="list172020224561650" text:continue-numbering="true" text:style-name="L1">
              <text:list-item>
                <text:p text:style-name="P44"><text:span text:style-name="Strong_20_Emphasis">Formation JavaScript</text:span> (3 jours) : Formation à des salariés <text:span text:style-name="T39">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6"><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59"><text:span text:style-name="T6">Dans ces formations, j'ai partagé mon expertise avec des équipes en entreprise, améliorant leur </text:span><text:span text:style-name="Strong_20_Emphasis"><text:span text:style-name="T6">productivité</text:span></text:span><text:span text:style-name="T6"> tout en promouvant des </text:span><text:span text:style-name="Strong_20_Emphasis"><text:span text:style-name="T6">pratiques de codage propres et efficaces</text:span></text:span><text:span text:style-name="T6">, avec des retours extrêmement positifs sur mes capacités pédagogiques.</text:span></text:p>
              </text:list-item>
              <text:list-item>
                <text:p text:style-name="P59"><text:span text:style-name="T6">Cette expérience a renforcé mes compétences en </text:span><text:span text:style-name="Strong_20_Emphasis"><text:span text:style-name="T6">communication technique</text:span></text:span><text:span text:style-name="T6">, en </text:span><text:span text:style-name="Strong_20_Emphasis"><text:span text:style-name="T6">adaptabilité</text:span></text:span><text:span text:style-name="T6"> à des publics variés et en </text:span><text:span text:style-name="Strong_20_Emphasis"><text:span text:style-name="T6">gestion de projets</text:span></text:span><text:span text:style-name="T6"> de formation.</text:span></text:p>
              </text:list-item>
            </text:list>
          </table:table-cell>
        </table:table-row>
        <table:table-row table:style-name="TableLine94443859794816">
          <table:table-cell table:style-name="Tableau3.A2" office:value-type="string">
            <text:p text:style-name="P14"><text:span text:style-name="T20">Lead </text:span><text:span text:style-name="T21">d</text:span><text:span text:style-name="T20">éveloppeur </text:span><text:span text:style-name="T21">f</text:span><text:span text:style-name="T20">rontend</text:span><text:line-break/>202<text:span text:style-name="T23">3</text:span>/2024</text:p>
          </table:table-cell>
          <table:table-cell table:style-name="Tableau3.B2" office:value-type="string">
            <text:p text:style-name="P30"><text:span text:style-name="T13">Believe</text:span> - Saint-Ouen, Île-de-France - <text:span text:style-name="T28">freelance</text:span></text:p>
            <text:list xml:id="list461477386" text:style-name="L2">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text:soft-page-break/>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style-name="TableLine94443859986592">
          <table:table-cell table:style-name="Tableau3.A3" office:value-type="string">
            <text:p text:style-name="P14"><text:span text:style-name="T20">Développeur Back-End</text:span><text:line-break/>202<text:span text:style-name="T23">3</text:span></text:p>
          </table:table-cell>
          <table:table-cell table:style-name="Tableau3.B3" office:value-type="string">
            <text:p text:style-name="P31"><text:span text:style-name="T13">John Paul</text:span> - Paris, Île-de-France - <text:span text:style-name="T28">freelance</text:span></text:p>
            <text:list xml:id="list172019975176020" text:continue-numbering="true" text:style-name="L2">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style-name="TableLine94443860006640">
          <table:table-cell table:style-name="Tableau3.A4" office:value-type="string">
            <text:p text:style-name="P14"><text:span text:style-name="T20">Développeur Full Stack</text:span><text:line-break/>2022/2023</text:p>
          </table:table-cell>
          <table:table-cell table:style-name="Tableau3.B4" office:value-type="string">
            <text:p text:style-name="P31"><text:span text:style-name="T13">Maison de la Radio </text:span>- Paris, Île-de-France - <text:span text:style-name="T28">freelance</text:span></text:p>
            <text:list xml:id="list172019812861407" text:continue-numbering="true" text:style-name="L2">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8"><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style-name="TableLine94443860008336">
          <table:table-cell table:style-name="Tableau3.A6" office:value-type="string">
            <text:p text:style-name="P15"/>
          </table:table-cell>
          <table:table-cell table:style-name="Tableau3.B6" office:value-type="string">
            <text:p text:style-name="P32"/>
            <text:p text:style-name="P32"/>
          </table:table-cell>
        </table:table-row>
        <text:soft-page-break/>
        <table:table-row table:style-name="TableLine94443860010112">
          <table:table-cell table:style-name="Tableau3.A6" office:value-type="string">
            <text:p text:style-name="P15"><text:span text:style-name="T20">Développeur Full Stack</text:span><text:line-break/>20<text:span text:style-name="T24">19</text:span>/202<text:span text:style-name="T24">2</text:span></text:p>
          </table:table-cell>
          <table:table-cell table:style-name="Tableau3.B6" office:value-type="string">
            <text:p text:style-name="P32"><text:span text:style-name="T13">Journal LePoint</text:span> - Paris, Île-de-France - <text:span text:style-name="T28">freelance</text:span></text:p>
            <text:list xml:id="list4235677704" text:style-name="L3">
              <text:list-item>
                <text:p text:style-name="P51"><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37">et Excel </text:span>pour classer et analyser des données (égalité homme/femme, écoles de commerce, villes).</text:p>
              </text:list-item>
              <text:list-item>
                <text:p text:style-name="P51"><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1"><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2"><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1"><text:span text:style-name="Strong_20_Emphasis">Amélioration du reporting et du SEO</text:span> en automatisant l’enrichissement des métadonnées à partir des données de contenu.</text:p>
              </text:list-item>
              <text:list-item>
                <text:p text:style-name="P51">maintenance et évolution application mobile</text:p>
              </text:list-item>
              <text:list-item>
                <text:p text:style-name="P51">POC page article : VueJS/React/Svelte</text:p>
              </text:list-item>
              <text:list-item>
                <text:p text:style-name="P51"><text:span text:style-name="Strong_20_Emphasis">Refonte complète de la page article</text:span>, garantissant une meilleure lisibilité, accessibilité et performance.</text:p>
              </text:list-item>
            </text:list>
          </table:table-cell>
        </table:table-row>
        <table:table-row table:style-name="TableLine94443860010720">
          <table:table-cell table:style-name="Tableau3.A7" office:value-type="string">
            <text:p text:style-name="P16"><text:span text:style-name="T20">Développeur Full Stack</text:span><text:line-break/>20<text:span text:style-name="T24">19</text:span></text:p>
          </table:table-cell>
          <table:table-cell table:style-name="Tableau3.B7" office:value-type="string">
            <text:p text:style-name="P33"><text:span text:style-name="T13">Carenity</text:span> - Paris, Île-de-France</text:p>
            <text:list xml:id="list1718880229" text:style-name="L4">
              <text:list-item>
                <text:p text:style-name="P60"><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60"><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60"><text:span text:style-name="Strong_20_Emphasis">Amélioration des performances API</text:span> pour optimiser la récupération et l’analyse des réponses aux questionnaires.</text:p>
              </text:list-item>
              <text:list-item>
                <text:p text:style-name="P60"><text:span text:style-name="Strong_20_Emphasis">Gestion et sécurisation des flux de données sensibles</text:span>, en appliquant les bonnes pratiques <text:span text:style-name="Strong_20_Emphasis">OWASP et RGPD</text:span>.</text:p>
              </text:list-item>
            </text:list>
          </table:table-cell>
        </table:table-row>
        <table:table-row table:style-name="TableLine94443860012496">
          <table:table-cell table:style-name="Tableau3.A8" office:value-type="string">
            <text:p text:style-name="P16"><text:span text:style-name="T20">Développeur Full Stack</text:span><text:line-break/><text:span text:style-name="T25">2018/</text:span>20<text:span text:style-name="T24">19</text:span></text:p>
          </table:table-cell>
          <table:table-cell table:style-name="Tableau3.B8" office:value-type="string">
            <text:p text:style-name="P33"><text:span text:style-name="T13">Creativ</text:span> - Paris, Île-de-France</text:p>
            <text:list xml:id="list172021268507384" text:continue-numbering="true" text:style-name="L4">
              <text:list-item>
                <text:p text:style-name="P60"><text:span text:style-name="Strong_20_Emphasis">Optimisation backend et API</text:span> pour la refonte des plateformes <text:span text:style-name="Strong_20_Emphasis">Rimowa</text:span> et <text:span text:style-name="Strong_20_Emphasis">Longchamp</text:span>.</text:p>
              </text:list-item>
              <text:list-item>
                <text:p text:style-name="P60">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3"><text:span text:style-name="Strong_20_Emphasis">Conception et implémentation</text:span> d’un <text:span text:style-name="Strong_20_Emphasis">système backend robuste</text:span> (API REST, base de données SQL, gestion des sessions et des utilisateurs).</text:p>
              </text:list-item>
              <text:list-item>
                <text:p text:style-name="P53"><text:span text:style-name="Strong_20_Emphasis">Gestion de projet et coordination technique</text:span> pour assurer la livraison complète de l’application.</text:p>
              </text:list-item>
            </text:list>
          </table:table-cell>
        </table:table-row>
        <text:soft-page-break/>
        <table:table-row table:style-name="Tableau3.9">
          <table:table-cell table:style-name="Tableau3.A9" office:value-type="string">
            <text:p text:style-name="P17"><text:span text:style-name="T20">Développeur Full Stack</text:span><text:line-break/><text:span text:style-name="T25">2016/</text:span>20<text:span text:style-name="T24">1</text:span><text:span text:style-name="T25">8</text:span></text:p>
          </table:table-cell>
          <table:table-cell table:style-name="Tableau3.B9" office:value-type="string">
            <text:p text:style-name="P37"><text:span text:style-name="T13">Publicis</text:span> - Paris, Île-de-France</text:p>
            <text:list xml:id="list172019782488608" text:continue-numbering="true" text:style-name="L4">
              <text:list-item>
                <text:p text:style-name="P56"><text:span text:style-name="Strong_20_Emphasis"><text:span text:style-name="T38">Conception, </text:span></text:span><text:span text:style-name="Strong_20_Emphasis"><text:span text:style-name="T17">r</text:span></text:span><text:span text:style-name="Strong_20_Emphasis">efonte et amélioration des performances</text:span> de plusieurs plateformes, dont <text:span text:style-name="Strong_20_Emphasis">Honda Motos</text:span>, <text:span text:style-name="Strong_20_Emphasis">Cevital</text:span>, <text:span text:style-name="T15">UPSA, </text:span><text:span text:style-name="T16">Renault , </text:span><text:span text:style-name="T18">Dacia</text:span><text:span text:style-name="T16">, BNP Vivatech, Dacia, René Furterer</text:span><text:span text:style-name="T15"> </text:span>et <text:span text:style-name="Strong_20_Emphasis">Le Siège Renault</text:span>.</text:p>
              </text:list-item>
              <text:list-item>
                <text:p text:style-name="P58"><text:span text:style-name="Strong_20_Emphasis">Développement d’un moteur de recherche interne</text:span> pour Publicis Conseil, structurant et indexant les données projet pour améliorer la recherche et l’accès aux informations. </text:p>
              </text:list-item>
              <text:list-item>
                <text:p text:style-name="P56"><text:span text:style-name="Strong_20_Emphasis">Création d’une application PWA intégrée au robot Pepper</text:span> pour Atelier Renault, avec gestion des interactions en temps réel et récupération de données utilisateur.</text:p>
              </text:list-item>
              <text:list-item>
                <text:p text:style-name="P56"><text:span text:style-name="Strong_20_Emphasis">Mise en place d’un système d’analyse et de gestion des données publicitaires</text:span> via une application de visionnage des encarts publicitaires pour le groupe Publicis.</text:p>
              </text:list-item>
              <text:list-item>
                <text:p text:style-name="P56"><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able:table-row table:style-name="TableLine94443859858608">
          <table:table-cell table:style-name="Tableau4.A1" office:value-type="string">
            <text:p text:style-name="P18">Lead Développeur <text:span text:style-name="T26">f</text:span>rontend<text:line-break/>20<text:span text:style-name="T26">15/2016</text:span></text:p>
          </table:table-cell>
          <table:table-cell table:style-name="Tableau4.B1" office:value-type="string">
            <text:p text:style-name="P34"><text:span text:style-name="T13">Fullsix</text:span> - Paris, Île-de-France</text:p>
            <text:list xml:id="list172020587041894" text:continue-list="list172020224561650" text:style-name="L1">
              <text:list-item>
                <text:p text:style-name="P45"><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45"><text:span text:style-name="Strong_20_Emphasis">Mise en place de gabarits structurés pour Aéroport de Paris</text:span>, garantissant une accessibilité optimale et une intégration fluide avec les systèmes backend.</text:p>
              </text:list-item>
              <text:list-item>
                <text:p text:style-name="P45"><text:span text:style-name="Strong_20_Emphasis">Refonte complète du site de l'agence</text:span>, en mettant l’accent sur la modularité et la maintenabilité du code.</text:p>
              </text:list-item>
              <text:list-item>
                <text:p text:style-name="P57"><text:span text:style-name="Strong_20_Emphasis">Rédaction de documentations techniques et mise en place de standards de développement</text:span>, assurant une meilleure scalabilité des projets. </text:p>
              </text:list-item>
            </text:list>
          </table:table-cell>
        </table:table-row>
        <table:table-row table:style-name="TableLine94443860235088">
          <table:table-cell table:style-name="Tableau4.A2" office:value-type="string">
            <text:p text:style-name="P18"><text:span text:style-name="T20">Lead </text:span><text:span text:style-name="T21">d</text:span><text:span text:style-name="T20">éveloppeur </text:span><text:span text:style-name="T21">f</text:span><text:span text:style-name="T20">rontend</text:span><text:line-break/>20<text:span text:style-name="T26">14</text:span>/20<text:span text:style-name="T26">15</text:span></text:p>
          </table:table-cell>
          <table:table-cell table:style-name="Tableau4.B2" office:value-type="string">
            <text:p text:style-name="P34"><text:span text:style-name="T13">Bazarchic</text:span> - <text:span text:style-name="T26">Gennevilliers</text:span>, Île-de-France</text:p>
            <text:list xml:id="list2739891331" text:style-name="L5">
              <text:list-item>
                <text:p text:style-name="P49"><text:span text:style-name="Strong_20_Emphasis">Refonte partielle de Bazarchic</text:span> pour améliorer la performance et la gestion des données côté client.</text:p>
              </text:list-item>
              <text:list-item>
                <text:p text:style-name="P49"><text:span text:style-name="Strong_20_Emphasis">Amélioration et refonte partielle de MyTravelChic</text:span>, en optimisant la structure du code et la gestion dynamique des données.</text:p>
              </text:list-item>
              <text:list-item>
                <text:p text:style-name="P49"><text:span text:style-name="Strong_20_Emphasis">Création d’un système de templating pour emailing</text:span>, garantissant une gestion optimale des contenus et une intégration fluide avec les systèmes backend.</text:p>
              </text:list-item>
              <text:list-item>
                <text:p text:style-name="P49"><text:span text:style-name="Strong_20_Emphasis">Maintenance et évolution des plateformes web</text:span> (Bazarchic, MyTravelChic, Figaro Vin) avec un focus sur la scalabilité et l'intégration des composants backend.</text:p>
              </text:list-item>
            </text:list>
          </table:table-cell>
        </table:table-row>
        <text:soft-page-break/>
        <table:table-row table:style-name="TableLine94443860235904">
          <table:table-cell table:style-name="Tableau4.A3" office:value-type="string">
            <text:p text:style-name="P18"><text:span text:style-name="T20">Lead </text:span><text:span text:style-name="T21">d</text:span><text:span text:style-name="T20">éveloppeur </text:span><text:span text:style-name="T21">f</text:span><text:span text:style-name="T20">rontend</text:span><text:line-break/>20<text:span text:style-name="T26">10</text:span>/20<text:span text:style-name="T26">14</text:span></text:p>
          </table:table-cell>
          <table:table-cell table:style-name="Tableau4.B3" office:value-type="string">
            <text:p text:style-name="P34"><text:span text:style-name="T13">Business Lab</text:span> - <text:span text:style-name="T26">Nanterre</text:span>, Île-de-France</text:p>
            <text:list xml:id="list172020179755804" text:continue-numbering="true" text:style-name="L5">
              <text:list-item>
                <text:p text:style-name="P49"><text:span text:style-name="Strong_20_Emphasis">TMA et migration mobile pour Cavadeos</text:span>, en optimisant les interfaces et en assurant une gestion fluide des données sur des plateformes mobiles.</text:p>
              </text:list-item>
              <text:list-item>
                <text:p text:style-name="P49"><text:span text:style-name="Strong_20_Emphasis">Évolution continue du projet Leroy Merlin</text:span>, intégrant des améliorations côté frontend et optimisations des flux de données en back-end. Projet récompensé pour l’innovation.</text:p>
              </text:list-item>
              <text:list-item>
                <text:p text:style-name="P49"><text:span text:style-name="Strong_20_Emphasis">Création et refonte de projets événementiels</text:span> (Peugeot 4008, Peugeot Design Lab) avec un focus sur la gestion dynamique de l’information et l’interaction utilisateur.</text:p>
              </text:list-item>
              <text:list-item>
                <text:p text:style-name="P49"><text:span text:style-name="Strong_20_Emphasis">Développement d’une application géographique pour Areva</text:span>, permettant la gestion de données géolocalisées et l'optimisation des performances des systèmes de backend associés.</text:p>
              </text:list-item>
              <text:list-item>
                <text:p text:style-name="P49"><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49"><text:span text:style-name="Strong_20_Emphasis">Création d’un réseau social interne pour Areva</text:span>, facilitant la gestion des données utilisateurs et la communication interne.</text:p>
              </text:list-item>
              <text:list-item>
                <text:p text:style-name="P49"><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row table:style-name="TableLine94443860236864">
          <table:table-cell table:style-name="Tableau4.A5" office:value-type="string">
            <text:p text:style-name="P19"><text:span text:style-name="T22">Agent administratif</text:span><text:line-break/>20<text:span text:style-name="T27">07</text:span>/20<text:span text:style-name="T27">10</text:span></text:p>
          </table:table-cell>
          <table:table-cell table:style-name="Tableau4.B5" office:value-type="string">
            <text:p text:style-name="P35"><text:span text:style-name="T14">Aides pour vivre à domicile</text:span> – <text:span text:style-name="T27">Le Cannet</text:span>, <text:span text:style-name="T27">PACA</text:span></text:p>
            <text:list xml:id="list172019938484684" text:continue-numbering="true" text:style-name="L5">
              <text:list-item>
                <text:p text:style-name="P50"><text:span text:style-name="T14">Bénévolat</text:span><text:span text:style-name="T27"> dans une association d’aide à la personne</text:span>.</text:p>
              </text:list-item>
            </text:list>
          </table:table-cell>
        </table:table-row>
        <table:table-row table:style-name="TableLine94443860238560">
          <table:table-cell table:style-name="Tableau4.A5" office:value-type="string">
            <text:p text:style-name="P18"><text:span text:style-name="T22">Maquettiste</text:span><text:line-break/>20<text:span text:style-name="T27">05</text:span>/20<text:span text:style-name="T27">07</text:span></text:p>
          </table:table-cell>
          <table:table-cell table:style-name="Tableau4.B5" office:value-type="string">
            <text:p text:style-name="P34"><text:span text:style-name="T14">Pisoni</text:span> – <text:span text:style-name="T27">Mouans Sartoux</text:span>, <text:span text:style-name="T27">PACA</text:span></text:p>
            <text:list xml:id="list172021531997340" text:continue-numbering="true" text:style-name="L5">
              <text:list-item>
                <text:p text:style-name="P49">Affichage, impressions numériques grands formats</text:p>
              </text:list-item>
            </text:list>
          </table:table-cell>
        </table:table-row>
        <table:table-row table:style-name="TableLine94443860239216">
          <table:table-cell table:style-name="Tableau4.A6" office:value-type="string">
            <text:p text:style-name="P18"><text:span text:style-name="T22">Opérateur mise en page</text:span><text:line-break/>20<text:span text:style-name="T27">01</text:span>/20<text:span text:style-name="T27">04</text:span></text:p>
          </table:table-cell>
          <table:table-cell table:style-name="Tableau4.B6" office:value-type="string">
            <text:p text:style-name="P34"><text:span text:style-name="T14">Sogitec</text:span> - <text:span text:style-name="T27">Suresnes</text:span>, Île-de-France</text:p>
            <text:list xml:id="list726296674" text:style-name="L6">
              <text:list-item>
                <text:p text:style-name="P54">Documentation technique de soutien, ingénieurerie de fond documentaire</text:p>
              </text:list-item>
            </text:list>
          </table:table-cell>
        </table:table-row>
        <table:table-row table:style-name="TableLine94443860240816">
          <table:table-cell table:style-name="Tableau4.A7" office:value-type="string">
            <text:p text:style-name="P18"><text:span text:style-name="T20">Commercial - maquettiste</text:span><text:line-break/><text:span text:style-name="T27">2000/2001</text:span></text:p>
          </table:table-cell>
          <table:table-cell table:style-name="Tableau4.B7" office:value-type="string">
            <text:p text:style-name="P34"><text:span text:style-name="T13">Color Caribe</text:span> – <text:span text:style-name="T27">Samana, RD</text:span></text:p>
            <text:list xml:id="list207563888" text:style-name="L7">
              <text:list-item>
                <text:p text:style-name="P55">Création et vente tee-shirt. Vente bijoux- Création et vente tee-shirt - Vente bijoux </text:p>
              </text:list-item>
            </text:list>
          </table:table-cell>
        </table:table-row>
        <table:table-row table:style-name="TableLine94443860242464">
          <table:table-cell table:style-name="Tableau4.A8" office:value-type="string">
            <text:p text:style-name="P18"><text:span text:style-name="T20">Commercial - maquettiste</text:span><text:line-break/><text:span text:style-name="T27">1997</text:span><text:span text:style-name="T25">/</text:span>20<text:span text:style-name="T27">00</text:span></text:p>
          </table:table-cell>
          <table:table-cell table:style-name="Tableau4.B8" office:value-type="string">
            <text:p text:style-name="P34"><text:span text:style-name="T13">Messe Frankfurt France</text:span> - Paris, Île-de-France</text:p>
            <text:list xml:id="list172021224999652" text:continue-numbering="true" text:style-name="L7">
              <text:list-item>
                <text:p text:style-name="P55">Promotion des salons dans le monde</text:p>
              </text:list-item>
            </text:list>
          </table:table-cell>
        </table:table-row>
      </table:table>
      <text:p text:style-name="P7"><text:soft-page-break/>formation</text:p>
      <text:p text:style-name="P8">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P2"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style-name="TableLine94443858757248">
            <table:table-cell table:style-name="Tableau6.A1" office:value-type="string">
              <text:p text:style-name="MP2"><text:a xlink:type="simple" xlink:href="http://rb-webstudio.go.yj.fr/" text:style-name="Internet_20_link" text:visited-style-name="Visited_20_Internet_20_Link"><text:span text:style-name="lien_5f_caractère"><text:span text:style-name="MT1">http://rb-webstudio.go.yj.fr</text:span></text:span></text:a></text:p>
            </table:table-cell>
            <table:table-cell table:style-name="Tableau6.A1" office:value-type="string">
              <text:p text:style-name="MP3"><text:page-number text:select-page="current">7</text:page-number><text:s/>- <text:page-count>7</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9-10T17:20:19.433965688</dc:date>
    <meta:editing-duration>PT5H20M39S</meta:editing-duration>
    <meta:editing-cycles>94</meta:editing-cycles>
    <meta:generator>LibreOffice/7.0.4.2$Linux_X86_64 LibreOffice_project/00$Build-2</meta:generator>
    <meta:document-statistic meta:table-count="6" meta:image-count="0" meta:object-count="0" meta:page-count="7" meta:paragraph-count="131" meta:word-count="1692" meta:character-count="11877" meta:non-whitespace-character-count="10365"/>
  </office:meta>
</office:document-meta>
</file>